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19.79mm"/>
    </style:style>
    <style:style style:name="co3" style:family="table-column">
      <style:table-column-properties fo:break-before="auto" style:column-width="154.82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7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6.33mm" fo:break-before="auto" style:use-optimal-row-height="true"/>
    </style:style>
    <style:style style:name="ro8" style:family="table-row">
      <style:table-row-properties style:row-height="12.3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9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6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518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4529</text:p>
          </table:table-cell>
          <table:table-cell table:style-name="ce1" table:number-columns-repeated="2"/>
          <table:table-cell table:style-name="ce4" table:number-columns-repeated="5"/>
          <table:table-cell table:style-name="ce19" table:number-columns-repeated="242"/>
          <table:table-cell table:style-name="ce20" table:number-columns-repeated="769"/>
          <table:table-cell table:style-name="ce21" table:number-columns-repeated="2"/>
        </table:table-row>
        <table:table-row table:style-name="ro3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8298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777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2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80694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35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0044</text:p>
          </table:table-cell>
          <table:table-cell table:style-name="ce1" table:number-columns-repeated="2"/>
          <table:table-cell table:style-name="ce18" table:number-columns-repeated="5"/>
          <table:table-cell table:style-name="ce1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9583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838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62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9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11"/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67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4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166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77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3493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ICHELE (VENDITORE QUANDO MANCA MOHAMED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7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1236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49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3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6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AMBROSI LORENZO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53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 <text:span text:style-name="T1">ULTIMO DATOCI A LUGLIO  2016</text:span>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530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1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35-725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333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933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4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69836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bazzani1968@gmail.com" xlink:type="simple">andreabazzani1968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27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640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267693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96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95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74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799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701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860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214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22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931-7222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902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7223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2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84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25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6365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5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99013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0176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55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9615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968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4315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114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161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045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33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5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655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843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5943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2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53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3846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5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71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01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213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65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29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6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53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47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090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04003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04003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005223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1047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3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821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92731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6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ANDREA SARTO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.sartori@bancopopolare.it" xlink:type="simple">a.sartor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ISOLA: MA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p0089@bancopopolare.it" xlink:type="simple">dip0089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 (ANTICIPO FATTURE:MAR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etta.bonizzato@bancopopolare.it" xlink:type="simple">simonetta.bonizz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1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86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.pavanati@bancopopolare.it" xlink:type="simple">andrea.pavanat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: collega LUCIANA MONTRESOR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MARISA BUSATO (PER ANTICIPO FT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I (CAPOARE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77339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06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99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32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manuele.simeoni@popvi.it" xlink:type="simple">emanuele.simeoni@popv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2227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982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2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5-24331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8532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016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 (PER BANCALI USA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88042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335-1005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1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88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0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60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8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PER I NASTRI CHIEDERE DI MI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0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68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5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ANIELE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99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OLE (NON FA PARTE DI BASSO, è IL FRATELL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LUCIAN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MARC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4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30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2678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97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709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89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03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2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 AUTOVETTU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24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59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6484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17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765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3-719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61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16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459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96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863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6541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3488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196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4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8542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952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0620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43234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81593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88458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104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MASSIMO MANGANOTTI OFFICINE BRENN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502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381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699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8934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941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2849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2</text:p>
          </table:table-cell>
          <table:table-cell table:style-name="ce1" office:value-type="string" calcext:value-type="string">
            <text:p>MANUTENZIONI RIPARAZIONI PES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270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b@coopbilanciai.it" xlink:type="simple">cb@coopbilancia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73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29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08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72790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63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4829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8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3034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5381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28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1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0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4648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50006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844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0016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339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1431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893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40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15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56123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15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058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61-9661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02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5033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4463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173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59605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5431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452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02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20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ATO</text:p>
          </table:table-cell>
          <table:table-cell table:style-name="ce1" office:value-type="string" calcext:value-type="string">
            <text:p>NICOLA (FIGLIO) ISOLA/BUTTAPIETRA PER GENT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4382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5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580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3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5184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4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6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04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369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 SPAZZATRIC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021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762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26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5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6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96865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306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740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7170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07550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465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 (BETTINA)</text:p>
          </table:table-cell>
          <table:table-cell table:style-name="ce1" office:value-type="string" calcext:value-type="string">
            <text:p>BET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7439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391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2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83062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63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895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4590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47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384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490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699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70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620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694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23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3552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64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508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5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8920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6752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5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58452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7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7573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67652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483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TUDIO MACERATINI UFFICIO <text:span text:style-name="T1">PER PAGAMENTI</text:span>: MARA (2015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8205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757441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91945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2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42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6226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4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7607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IGLIA DI FRANCO: MICHE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1038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RANCO (o francesc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567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1571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1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AX PAGAMEN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835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064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1564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9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543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19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CAMARELL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1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KATIA – PER CAR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9497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9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9537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68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1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1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6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73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1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21-491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614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0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71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3274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1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7198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0-2822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643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3402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82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75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209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28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17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8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561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 CARROZZI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8708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690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690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268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027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186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268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207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1-09380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82209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ristina.cadura@crveneto.it" xlink:type="simple">cristina.cadura@crvenet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312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lovo@intesasanpaolo.com" xlink:type="simple">maurizio.lovo@intesasanpaol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1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326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442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992355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322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5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2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30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0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3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005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14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5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rossano.signorini@cereabanca1897.it" xlink:type="simple">rossano.signorini@cereabanca1897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02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02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4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6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997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11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7150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7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5672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986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4102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4270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7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17220741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778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767069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487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244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1-5039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39839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22-976837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976761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impiegata: LUCIA (DALLE 15.30 DEL POMERI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23310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637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057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9602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4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842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6362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351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6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9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4894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830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6584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66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966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54339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54343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91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650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803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95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0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41236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6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451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555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4-582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4-582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005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170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088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3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3717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184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19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5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2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ANCHE USATI (EURO € ?? O NOSTRI € 1,30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201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07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1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2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0366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1742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531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350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19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4189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-458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825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709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6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914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82-5541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5780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81066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89025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306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173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60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3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60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6062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63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83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5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6971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3264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621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752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6295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9686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169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034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ancesco.poli@credem.it" xlink:type="simple">francesco.poli@crede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5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5057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872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AMMINISTRAZIONE O REPERIBILE NEI NOTTUR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55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379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355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253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43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9539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3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39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949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95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9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10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750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689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4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96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32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15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863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912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2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573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643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8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1214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867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074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98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00147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00147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6369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11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25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1799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79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65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351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174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1202130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7514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73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2639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3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 (RISPONDE LA MOGLI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0589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344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4425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126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5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4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 ELETTRAU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9556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033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119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MME PIU' (CESILIO)</text:p>
          </table:table-cell>
          <table:table-cell table:style-name="ce1" office:value-type="string" calcext:value-type="string">
            <text:p>LUIGI (SOCIO CESILIO)</text:p>
          </table:table-cell>
          <table:table-cell table:style-name="ce1"/>
          <table:table-cell table:style-name="ce11" office:value-type="string" calcext:value-type="string">
            <text:p>388-562335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194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538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1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90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17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3734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27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4345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59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2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177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2-26949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410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ARMIDO RAGN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ESTRIN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3530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305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2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428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04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FU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1256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MARCO (PER MELO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6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53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47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939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36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819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749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73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5580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6607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DIEGO = per radicchio lun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3181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MIRCO = per pan di zucchero (quando non c'è corrad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252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776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9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3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4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8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8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2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3259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12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55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18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2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TITOLARE 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6490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15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0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facchininatura.com" xlink:type="simple">info@facchininatura.com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92182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723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1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454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363061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5-78315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178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36825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35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4467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491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0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995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O (PER RADICCHIO ISOLA DELLA SCALA)(RANCAN LUCIANA)</text:p>
          </table:table-cell>
          <table:table-cell table:style-name="ce1" office:value-type="string" calcext:value-type="string">
            <text:p>DISCARICA/ISOLA ECOLOGICA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1189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2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515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4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648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4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932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47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2087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office:value-type="string" calcext:value-type="string">
            <text:p>MEDIATORE PER ESTERO (GERMANIA AUSTRIA ETC) RADICCH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2-53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table:number-columns-repeated="2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5471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370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7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92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8249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10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28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71531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45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24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42-9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18258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602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667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54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3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09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7140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65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(PIANTATO PER CONTO LUCCI GREGO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15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fax (temporaneo???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4446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SCHI 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9676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4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66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339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7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 (STEFAN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36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32-6122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5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4354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514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649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0640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2592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1-45262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TRASPORTATORE SPAGNOLO CHE FA TRASPORTI PER L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86416133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86533349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qualità@fruttafrescasrl.com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86415254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 (MURARI) (NUMERO NUOVO 2015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19409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6-41294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2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64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6-968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6-9682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1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62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126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422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5741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97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546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5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4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7020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9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77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8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26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197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5867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734-64003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10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9-59832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esscot@alice.it" xlink:type="simple">fresscot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9-99037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6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50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09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5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122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729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6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1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381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4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3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428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034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095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2-2837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4917377771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2297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7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73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574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6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64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FIGLIO (ALESSAND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526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5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0-931112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4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1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727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0325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77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39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85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GI MERDA (PER FONGATURE)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 office:value-type="string" calcext:value-type="string">
            <text:p>VEDI FILIPPI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0957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562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agripiu.<text:a xlink:href="mailto:studio@gmail.com" xlink:type="simple">studio@gmail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66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7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2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2578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78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16461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43706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3069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39301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05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440770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848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894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2315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11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440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00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440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19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6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175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8000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90610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-81872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7511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4743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80112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 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6182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2-7504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2-7504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72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5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00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865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43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2844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4309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43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3248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079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3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1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88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9-21603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5384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288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giorgio.betella@ifco.de" xlink:type="simple">giorgio.betella@ifco.de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506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 BANCA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49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BANCALI: <text:s/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3838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– DHARIWAL – CAPPUCCI PRIMAV.2015</text:p>
          </table:table-cell>
          <table:table-cell table:style-name="ce1" office:value-type="string" calcext:value-type="string">
            <text:p>… POI NON PORTATI, VENIVA A NOME DI THIND SATNAM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0106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8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504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19122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04678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1666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8883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56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22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3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9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35-4825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8598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1695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9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3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5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economica1@libero.it" xlink:type="simple">agrieconomica1@libero.it</text:a></text:p>
          </table:table-cell>
          <table:table-cell table:style-name="ce1" office:value-type="string" calcext:value-type="string">
            <text:p>PRODOTTI MARCHE</text:p>
          </table:table-cell>
          <table:table-cell table:style-name="ce11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37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0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345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81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624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334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829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34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582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636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945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nicasrl@lunica.it" xlink:type="simple">lunicasrl@lunic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517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4517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1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92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524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369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8260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634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9059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41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8621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67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7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07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441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217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TONIERE PER CANALI - GIUSEPPE</text:p>
          </table:table-cell>
          <table:table-cell table:style-name="ce9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5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484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4622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639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36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1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204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REGGIO EMIL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2-366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PUNTO VENDITA AL DETTAGL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382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ORTOFRUTTIC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506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VENDITORE GIOFFRE'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86639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034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02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2140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00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105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400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7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6907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1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489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736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9120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7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12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455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3305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903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0502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82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62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233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7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3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7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8193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ELETTRICISTA G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4858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257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1-95594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26662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2879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39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3090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930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31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8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229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05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165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21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581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0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326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882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47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350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1-9927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6-436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9326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932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1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3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44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5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7012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MMA DI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163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3-326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4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VENDITORE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10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mancini.mariasrl@gmail.com" xlink:type="simple">mancini.mariasrl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17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cola.manfrin@alice.it" xlink:type="simple">agricola.manfrin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3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509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2017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8499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2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09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818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90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574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068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1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61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41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5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103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0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40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8012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9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703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87121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87110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77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083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76096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20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3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897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2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13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4960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9222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814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60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0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0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3453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30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515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86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46259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INOZZI BRUNO (BONFERRARO)</text:p>
          </table:table-cell>
          <table:table-cell table:style-name="ce1" office:value-type="string" calcext:value-type="string">
            <text:p>PER TERRA IN AFFITTO ISOLA DELLA SCALA GIMM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3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268312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772234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3002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97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204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08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90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8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38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01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29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607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33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53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1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1611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35-4112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0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0669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146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8917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1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53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68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753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2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4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63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64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9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3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4287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836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39913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5-831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5-780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4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145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24265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698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709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ACOMO@CORTEITALIA.IT" xlink:type="simple">GIACOMO@CORTEITALI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 – NICOLO' (OPERA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280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073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555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665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UFFICIO: 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956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424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9509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510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6513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2678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393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362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631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842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65190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7203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2736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1236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0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4" office:value-type="string" calcext:value-type="string">
            <text:p>NOMINATIVO</text:p>
          </table:table-cell>
          <table:table-cell table:style-name="ce4"/>
          <table:table-cell table:style-name="ce4" office:value-type="string" calcext:value-type="string">
            <text:p>TIPO</text:p>
          </table:table-cell>
          <table:table-cell table:style-name="ce14" office:value-type="string" calcext:value-type="string">
            <text:p>NUMERO</text:p>
          </table:table-cell>
          <table:table-cell table:style-name="ce4" office:value-type="string" calcext:value-type="string">
            <text:p>NOTE</text:p>
          </table:table-cell>
          <table:table-cell table:style-name="ce4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7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8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125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4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OFFICINA (FABRIZIO CHIAMARE LUI PER CAMBIO DA SISTEMARE)</text:p>
          </table:table-cell>
          <table:table-cell table:style-name="ce1" office:value-type="string" calcext:value-type="string">
            <text:p>TE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1718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338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3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184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391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730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50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645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44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8948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4031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72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0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7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9743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6462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755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557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3592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746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7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3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45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IGLIO BASSANI **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7136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60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01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35-42524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6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725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2599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0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958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34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224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598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ortofruttacastello.com" xlink:type="simple">info@ortofruttacastello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58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236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22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4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5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8655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61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7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8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80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6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DIRETTO ALESANDRA ALDRIGHE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241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223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57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091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17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94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018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301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8397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29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497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7-923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7397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7399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67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616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2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820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812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7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14592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001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741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64-93361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976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900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48840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88409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6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121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7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495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137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3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93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6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452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4271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1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6710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9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08469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54663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7561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0257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023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073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2916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43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507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69840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733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5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46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7183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19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40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3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BIB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4232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073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6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00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735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4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7771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964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co_sicura@alice.it" xlink:type="simple">eco_sicura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3127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5-8457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6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997147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1815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398845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83241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750230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295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22438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02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563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364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-247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6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89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067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25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762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3-592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359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092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5923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STIROLO USATO ROBERTO CIRELLI DA BRESCIA</text:p>
          </table:table-cell>
          <table:table-cell table:style-name="ce1" office:value-type="string" calcext:value-type="string">
            <text:p>RECUPERA NOSTRE CASSE, CE LE OFFRE USATE SENZA ETICH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74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664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96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93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2399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REVIDI (COOPERATIVA LAVO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079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2600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9053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:::: <text:s/>0033-(0)60954726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 609547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29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400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812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01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42403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5238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210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6484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LUCA DALL'IG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87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3490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349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1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2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21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1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6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891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5-83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878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5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2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14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8585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9810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59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5481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654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00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49499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4532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6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0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11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326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7771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3284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311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gistica@roccotrasporti.it" xlink:type="simple">logistica@roccotrasport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31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4219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4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851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4-8574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0977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2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69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6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3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90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488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5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6774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2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0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543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840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66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89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3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42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9541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LORE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78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oc.latorre@libero.it" xlink:type="simple">soc.latorre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io-santilli@libero.it" xlink:type="simple">alessio-santill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048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67557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41325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0-54149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13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21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94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00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968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1181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316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3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1447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46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4143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11" office:value-type="string" calcext:value-type="string">
            <text:p>340-4069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2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79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14261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2185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350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24104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44110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1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306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272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09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7330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515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999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0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PARDEEP (NOGARA)</text:p>
          </table:table-cell>
          <table:table-cell table:style-name="ce1" office:value-type="string" calcext:value-type="string">
            <text:p>INDIANO -PORTATO CAPPUCCI OTTOBRE 2015 (IN BINS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9370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582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33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47-6726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467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COORD.BANCARIE STEFANIA SANTAGIULIAN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PAGAMENTI: ?? BARBARA GARBI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4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009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60-4230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8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070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415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34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6132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8-7373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4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70148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6776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588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70148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op320112@sma.it" xlink:type="simple">op320112@sm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33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99333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6" office:value-type="string" calcext:value-type="string">
            <text:p>030-99333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238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79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10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239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4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CARICO COF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2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a.conte@sogegross.it" xlink:type="simple">simona.conte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 (ufficio acquis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83353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805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31-8545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854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85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1614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9-50464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461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4934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36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650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5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08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88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5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510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229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5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254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500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04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102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4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2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8033081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832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8401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008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88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31725624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17256731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86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1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03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730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020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08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0010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21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05306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919176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NICOLETTA (OP ARMON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231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57530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18089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355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01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 – OP ARMONIA</text:p>
          </table:table-cell>
          <table:table-cell table:style-name="ce1" office:value-type="string" calcext:value-type="string">
            <text:p>UFFICIO (ULTIM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60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750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34701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8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8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410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2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6335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2514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208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676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962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66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5503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6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91357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4755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57755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2-42117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211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1139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1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8137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7813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725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846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661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232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371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490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14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9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223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10843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3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TONDODONATO CESILIO (CUGINO BIOCCA)</text:p>
          </table:table-cell>
          <table:table-cell table:style-name="ce1" office:value-type="string" calcext:value-type="string">
            <text:p>FINOCCHIO RADICCHIO (NSALATA SU PROGRAMMA) </text:p>
            <text:p>CI HA CHIAMATO LUI NEL 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921407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0-3070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40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48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04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6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5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601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19354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50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115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739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 office:value-type="string" calcext:value-type="string">
            <text:p>PER BANCA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3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688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 office:value-type="string" calcext:value-type="string">
            <text:p>PER SPEDIZIONI MICHE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156187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1-91898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“SPILUNGON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455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04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7419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07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82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259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25-6077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TO CHIOGGIA: PARLARE CON GIUSI O MARCO</text:p>
          </table:table-cell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1-498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15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7505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510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11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VETTORE USATO DA PANDOLI E ANCHE CHIARAV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863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366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7563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967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3342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18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8990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zanattacarlo.it" xlink:type="simple">info@zanattacarlo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4124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49-176844938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trifrutta.de" xlink:type="simple">info@trifrutta.de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IF IOANA MAR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793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60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o@trombin.net" xlink:type="simple">stefano@trombin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5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639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6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289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55107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228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611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701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6620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806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107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9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4953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4-78531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053197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85309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185164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 (MICHELE BERTON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2180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80411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9928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<text:a xlink:href="http://www.turrinimpianti.it/" xlink:type="simple">www.turrinimpianti.it</text:a>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185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1228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129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16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7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0800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590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123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26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56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30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307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579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9390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48714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5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8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3496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54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054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42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43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47409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73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1-5925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1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961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1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6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91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54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5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75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72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2258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2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3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883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68334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014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805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27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08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007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05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79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8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55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9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6903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84-392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682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2427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31236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00377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767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517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2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4442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 office:value-type="string" calcext:value-type="string">
            <text:p>COMPRATORE 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3064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3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299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019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62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15000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5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43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75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293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35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37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34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7989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97728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97721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58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356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1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258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6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2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52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94150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0549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5052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9677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ts.lucabenati@libero.it" xlink:type="simple">its.lucabenat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868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869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1176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HABASIT ITALIANA SPA (COMPRATO RAMO BARBIERI)</text:p>
          </table:table-cell>
          <table:table-cell table:style-name="ce1" office:value-type="string" calcext:value-type="string">
            <text:p>CHIEDERE DI ALESSIO O CAMILLA</text:p>
            <text:p>NASTRI TRASPORTATORI (NON NERO INSALA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5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97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UFFICIO (PER PAGAMENTI FABIO) chiamare dall e9.30 alle 10.3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18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RADICE</text:p>
          </table:table-cell>
          <table:table-cell table:style-name="ce1" office:value-type="string" calcext:value-type="string">
            <text:p>(NON TRATTANO) BANCALI USATI COME I NOSTRI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ENERA PALLET (NUMERO DATOCI DALLA RADICE) (STRADA LA RIZZA)</text:p>
          </table:table-cell>
          <table:table-cell table:style-name="ce1" office:value-type="string" calcext:value-type="string">
            <text:p>HA BANCALI USATI COME I NOSTRI MA LI HA GIA VENDUTI PER ALTRI CLI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40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 office:value-type="string" calcext:value-type="string">
            <text:p>TITOLARE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2566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949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946207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18577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18576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 office:value-type="string" calcext:value-type="string">
            <text:p>IMPIEGATA??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9464536</text:p>
          </table:table-cell>
          <table:table-cell table:style-name="ce1" table:number-columns-repeated="249"/>
          <table:table-cell table:number-columns-repeated="771"/>
        </table:table-row>
        <table:table-row table:style-name="ro8">
          <table:table-cell table:style-name="ce1" office:value-type="string" calcext:value-type="string">
            <text:p>PERINI EZIO (AZIENDA AGRICOLA CASELLE DI ISOLA DELLA SCALA)</text:p>
          </table:table-cell>
          <table:table-cell table:style-name="ce1" office:value-type="string" calcext:value-type="string">
            <text:p>CAPPUCCI VERZE ZUCCHINI – LAVORA PER F.LLI BRUNO</text:p>
            <text:p>25000 PIANTE CAPPUCC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8590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TOIN PALLET (MAROCCHINO)</text:p>
          </table:table-cell>
          <table:table-cell table:style-name="ce1" office:value-type="string" calcext:value-type="string">
            <text:p>PALLE COME NS 100X120 COSTO € 1,50 – RITIRA PALLET FUORI MISURA € 1,00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8024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IPIONI GIANLUCA (AVEZZANO PER RADICCH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94119</text:p>
          </table:table-cell>
          <table:table-cell table:style-name="ce1" table:number-columns-repeated="249"/>
          <table:table-cell table:number-columns-repeated="771"/>
        </table:table-row>
        <table:table-row table:style-name="ro2" table:number-rows-repeated="30059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 table:number-rows-repeated="1016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48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0:01:08.59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creation-date>2006-08-22T11:19:42</meta:creation-date>
    <dc:date>2016-08-19T10:02:11.218000000</dc:date>
    <meta:editing-cycles>327</meta:editing-cycles>
    <meta:editing-duration>P3DT14H42M48S</meta:editing-duration>
    <meta:document-statistic meta:table-count="3" meta:cell-count="7248" meta:object-count="0"/>
    <meta:user-defined meta:name="Info 1"/>
    <meta:user-defined meta:name="Info 2"/>
    <meta:user-defined meta:name="Info 3"/>
    <meta:user-defined meta:name="Info 4"/>
  </office:meta>
</office:document-meta>
</file>